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p text:style-name="Normal">소속의 모순(closed)</text:p>
      <text:p text:style-name="Normal">2019. 09. 30. 인천국제공항 제2여객터미널 Gate 247 앞에서. 오유신.</text:p>
      <text:p text:style-name="Normal"/>
      <text:p text:style-name="Normal">일전부터 내가 던졌던 물음 중에는 우리나라의 오래된 관습에 정면으로 도전하는 것이 하나 있다.</text:p>
      <text:p text:style-name="Normal">우리나라 - 물론 우리나라에만 국한되는 현상은 아니지만, 지극한 개인주의자인 나로서는 이해할 수 없는 것은, 왜 우리나라는 자기 자신을 소개할 때 자기 자신이 어떤 사람인지, 무엇을 좋아하고, 무엇을 싫어하는지를 먼저 이야기하기보다는, 우리가 속한 집단을 먼저 소개하고 자신이 어떤 직책에 있는지를 소개하는 편이라는 것이다.</text:p>
      <text:p text:style-name="Normal"/>
      <text:p text:style-name="Normal">개인의 특성은 그 개인이 속한 집단에 의해 대표될 수 있다고 나는 생각하지 않는다. 적어도, 나 자신이 지금 속해있는 경남과학고등학교라는 집단을 보아도 이는 명확하게 드러나는 것이다.</text:p>
      <text:p text:style-name="Normal"/>
      <text:p text:style-name="Normal">생각해보자. 경남과학고등학교 36기 학생들의 모습을 한 번 떠올려보자. 대체로, 대외적으로 경남과학고등학교라고 하면, 옛 명성에 힘입어서 비교적 괜찮은 상태의 아이들이 다니는 학교로서 알려져 있을 것이다. 하지만 나 자신이 기숙사에서 이들과 생활하면서 느끼는 바에는 - 물론 내가 항상 불평과 불평을 일삼는 바보같은 인간상에 속하기는 하지만 - 적어도 합강에서 조용하지 못하고 어수선한 분위기, 이전 기수들과는 다른 소동과 소음들... 이런 것은 분명히 우리 모두가 기대하고서 들어온 것은 아니라고 말할 것이다.</text:p>
      <text:p text:style-name="Normal"/>
      <text:p text:style-name="Normal">자, 과연 이들 학생들이 경남과학고등학교라는 일반적으로 알려진 이미지에 부합하는가?</text:p>
      <text:p text:style-name="Normal">우리는 이런 질문을 충분히 던져볼 수 있어야 한다.</text:p>
      <text:p text:style-name="Normal"/>
      <text:p text:style-name="Normal">소속이라는 것은 개인을 구성하는 하나의 요소는 될 수 있겠지만, 그것이 개인을 대표하지는 않는다. 만일 소속이 개인을 대표할 수 있는 것이라면, 그것은 분명히 또 하나의 끔찍한 일일 것이라 나는 생각한다. 왜냐하면, 개인이라고 하는 대상의 가치는 그 개인 고유의 개성과 특징, 서로 다른 점과 그들 사이의 상호작용에서 비롯하는 것이기 때문이다. 개인이 만일 단일화되어있고, 집단을 자신 스스로보다 우선시한다면, 공동선이야 물론 지켜지면서 전체 질서나 기강은 유지할 수 있겠지만, 개인 그 자체는 결국 단체에 밀려 말소되고야 말 것이다.</text:p>
      <text:p text:style-name="Normal"/>
      <text:p text:style-name="Normal">하지만 이러한 관점과는 달리 우리는 역시 공동선 또한 충분히 지켜야 할 필요는 존재한다. 이는 극단적인 개인주의자이자 순수 이기주의자인 나에게 있어서도 동의할 수 밖에 없는 사실이다. 위에서 들었던 우리 36기의 예를 생각해보면, 이들이 합강에서 떠들고, 겨우 몇 발걸음 떨어지지도 않은 샤워실을 놓고, 무슨 심산인지는 모르겠지만 - 아마 청소부 아주머니에게 폐를 끼치려는 의도가 들어있을지도 모르겠지만 - 왜 화장실에서 굳이 알몸으로 샤워를 하는지... 이는 개인이 타인을 충분히 배려하지 않는 것이 아닌가. 개인주의의 관점에서, 내가 소중하다면, 타인 또한 또 하나의 개인으로서, 공동체의 민주적인 절차 - 뭐, 애로우(Arrow)의 불가능성 정리에 따르면 완벽하게 정당한, 민주적인 절차는 존재하지 않는다고는 하지만 - 에 의하여 정해진 규칙을 지키지 않는 이들을 제외하고서는, 사실 이들 또한 하나의 인간으로서 보호받을 기본적인 인권이 존재하기는 하지만 - 그 타인 또한 하나의 개인으로서 자신의 고유한 정체성과 삶의 방식을 가지고 있음을 존중해주어야 하는 법이다.</text:p>
      <text:p text:style-name="Normal"/>
      <text:p text:style-name="Normal">그러나, 이의 사회 전반에서의 실천을 위해서는, 우리 자신이 20세기의 저명한 정의론(Justice)으로 유명한 존 롤스가 주장한 하나의 개념인, 무지의 베일을 적용하여 그 개인이 속한 소속을 무시할 필요가 있다. 왜냐하면, 유시민 작가가 그의 2002년 저서 ‘유시민의 경제학 카페’에서 언급한 것처럼, 결국 정치라는 것도 개인이 자신의 이익을 둘러싼 다툼이기에, 개인들은 집단적으로 이익단체라는 것을 구성하고, 이 이익단체들의 적극적인 로비로서 진행되는 것이 결국은 정치의 본질이기 때문이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